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2.163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778cm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8.956cm" svg:height="15.621cm" svg:x="-3.445cm" svg:y="5.1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4.064cm" svg:height="2.413cm" svg:x="6.553cm" svg:y="8.62cm">
          <draw:text-box>
            <text:p text:style-name="P1"><text:span text:style-name="T1">Various </text:span></text:p>
            <text:p text:style-name="P1"><text:span text:style-name="T1">Types of</text:span></text:p>
            <text:p text:style-name="P1"><text:span text:style-name="T1">Activities</text:span></text:p>
          </draw:text-box>
        </draw:frame>
        <draw:frame draw:style-name="gr3" draw:text-style-name="P1" draw:layer="layout" svg:width="6.096cm" svg:height="1.27cm" svg:x="4.783cm" svg:y="14.362cm">
          <draw:text-box>
            <text:p text:style-name="P1"><text:span text:style-name="T1">Characterization</text:span></text:p>
          </draw:text-box>
        </draw:frame>
        <draw:frame draw:style-name="gr4" draw:text-style-name="P1" draw:layer="layout" svg:width="6.35cm" svg:height="2.028cm" svg:x="10.887cm" svg:y="14.416cm">
          <draw:text-box>
            <text:p text:style-name="P1"><text:span text:style-name="T1">Classification</text:span></text:p>
          </draw:text-box>
        </draw:frame>
        <draw:frame draw:style-name="gr5" draw:text-style-name="P1" draw:layer="layout" svg:width="4.064cm" svg:height="2.79cm" svg:x="11.687cm" svg:y="8.639cm">
          <draw:text-box>
            <text:p text:style-name="P1"><text:span text:style-name="T1">Motion</text:span></text:p>
            <text:p text:style-name="P1"><text:span text:style-name="T1">Capture </text:span></text:p>
            <text:p text:style-name="P1"><text:span text:style-name="T1">Syste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px </meta:initial-creator>
    <meta:creation-date>2014-11-25T17:01:43</meta:creation-date>
    <dc:date>2014-11-25T17:15:50</dc:date>
    <dc:creator>mapx </dc:creator>
    <meta:editing-duration>P0D</meta:editing-duration>
    <meta:editing-cycles>1</meta:editing-cycles>
    <meta:document-statistic meta:object-count="5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57cm" svg:height="15.622cm" xlink:href="." xlink:type="simple" chart:class="chart:circle" chart:style-name="ch1">
        <chart:legend chart:legend-position="end" svg:x="27.248cm" svg:y="6.765cm" style:legend-expansion="high" chart:style-name="ch2"/>
        <chart:plot-area chart:style-name="ch3" chart:data-source-has-labels="both" svg:x="6.854cm" svg:y="0.16cm" svg:width="14.137cm" svg:height="14.138cm">
          <chartooo:coordinate-region svg:x="3.97cm" svg:y="0.161cm" svg:width="19.905cm" svg:height="14.13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